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2" style:family="paragraph" style:parent-style-name="Standard">
      <style:text-properties fo:language="ru" fo:country="RU" officeooo:rsid="1327ae62" officeooo:paragraph-rsid="16da3a64"/>
    </style:style>
    <style:style style:name="P3" style:family="paragraph" style:parent-style-name="Standard">
      <style:text-properties fo:language="ru" fo:country="RU" officeooo:rsid="0019f43d" officeooo:paragraph-rsid="05e7cc16"/>
    </style:style>
    <style:style style:name="P4" style:family="paragraph" style:parent-style-name="Standard">
      <style:text-properties style:text-position="0% 100%" fo:language="ru" fo:country="RU" fo:font-style="normal" style:text-underline-style="none" fo:font-weight="normal" officeooo:rsid="0019f43d" officeooo:paragraph-rsid="21dee334" style:font-style-asian="normal" style:font-weight-asian="normal" style:font-style-complex="normal" style:font-weight-complex="normal"/>
    </style:style>
    <style:style style:name="P5" style:family="paragraph" style:parent-style-name="Standard">
      <style:text-properties style:text-position="0% 100%" fo:language="ru" fo:country="RU" fo:font-style="normal" style:text-underline-style="none" fo:font-weight="normal" officeooo:rsid="0019f43d" officeooo:paragraph-rsid="23ba58e3" style:font-style-asian="normal" style:font-weight-asian="normal" style:font-style-complex="normal" style:font-weight-complex="normal"/>
    </style:style>
    <style:style style:name="P6" style:family="paragraph" style:parent-style-name="Standard">
      <style:text-properties style:text-position="0% 100%" fo:language="ru" fo:country="RU" fo:font-style="normal" style:text-underline-style="none" fo:font-weight="normal" officeooo:rsid="0019f43d" officeooo:paragraph-rsid="23be3c9c" style:font-style-asian="normal" style:font-weight-asian="normal" style:font-style-complex="normal" style:font-weight-complex="normal"/>
    </style:style>
    <style:style style:name="P7" style:family="paragraph" style:parent-style-name="Standard">
      <style:text-properties style:text-position="0% 100%" fo:language="ru" fo:country="RU" fo:font-style="normal" style:text-underline-style="none" fo:font-weight="normal" officeooo:rsid="0019f43d" officeooo:paragraph-rsid="23c0c78d" style:font-style-asian="normal" style:font-weight-asian="normal" style:font-style-complex="normal" style:font-weight-complex="normal"/>
    </style:style>
    <style:style style:name="P8" style:family="paragraph" style:parent-style-name="Standard">
      <style:text-properties style:text-position="0% 100%" fo:language="ru" fo:country="RU" fo:font-style="normal" style:text-underline-style="none" fo:font-weight="normal" officeooo:rsid="0019f43d" officeooo:paragraph-rsid="23c57871" style:font-style-asian="normal" style:font-weight-asian="normal" style:font-style-complex="normal" style:font-weight-complex="normal"/>
    </style:style>
    <style:style style:name="P9" style:family="paragraph" style:parent-style-name="Standard">
      <style:text-properties style:text-position="0% 100%" fo:language="ru" fo:country="RU" fo:font-style="normal" style:text-underline-style="none" fo:font-weight="normal" officeooo:rsid="0019f43d" officeooo:paragraph-rsid="23c5e292" style:font-style-asian="normal" style:font-weight-asian="normal" style:font-style-complex="normal" style:font-weight-complex="normal"/>
    </style:style>
    <style:style style:name="P10" style:family="paragraph" style:parent-style-name="Standard">
      <style:text-properties style:text-position="0% 100%" fo:language="ru" fo:country="RU" fo:font-style="normal" style:text-underline-style="none" fo:font-weight="normal" officeooo:rsid="0019f43d" officeooo:paragraph-rsid="23cbc49e" style:font-style-asian="normal" style:font-weight-asian="normal" style:font-style-complex="normal" style:font-weight-complex="normal"/>
    </style:style>
    <style:style style:name="P11" style:family="paragraph" style:parent-style-name="Standard">
      <style:text-properties style:text-position="0% 100%" fo:language="ru" fo:country="RU" fo:font-style="normal" style:text-underline-style="none" fo:font-weight="normal" officeooo:rsid="0019f43d" officeooo:paragraph-rsid="24843cdd" style:font-style-asian="normal" style:font-weight-asian="normal" style:font-style-complex="normal" style:font-weight-complex="normal"/>
    </style:style>
    <style:style style:name="P12" style:family="paragraph" style:parent-style-name="Standard">
      <style:text-properties style:text-position="0% 100%" fo:language="ru" fo:country="RU" fo:font-style="normal" style:text-underline-style="none" fo:font-weight="normal" officeooo:rsid="0019f43d" officeooo:paragraph-rsid="248a29fa" style:font-style-asian="normal" style:font-weight-asian="normal" style:font-style-complex="normal" style:font-weight-complex="normal"/>
    </style:style>
    <style:style style:name="P13" style:family="paragraph" style:parent-style-name="Standard">
      <style:text-properties style:text-position="0% 100%" fo:language="ru" fo:country="RU" fo:font-style="normal" style:text-underline-style="none" fo:font-weight="normal" officeooo:rsid="0019f43d" officeooo:paragraph-rsid="248dc3ff" style:font-style-asian="normal" style:font-weight-asian="normal" style:font-style-complex="normal" style:font-weight-complex="normal"/>
    </style:style>
    <style:style style:name="P14" style:family="paragraph" style:parent-style-name="Standard">
      <style:text-properties style:text-position="0% 100%" fo:language="ru" fo:country="RU" fo:font-style="normal" style:text-underline-style="none" fo:font-weight="normal" officeooo:rsid="0019f43d" officeooo:paragraph-rsid="248e37d1" style:font-style-asian="normal" style:font-weight-asian="normal" style:font-style-complex="normal" style:font-weight-complex="normal"/>
    </style:style>
    <style:style style:name="P15" style:family="paragraph" style:parent-style-name="Standard">
      <style:text-properties style:text-position="0% 100%" fo:language="ru" fo:country="RU" fo:font-style="normal" style:text-underline-style="none" fo:font-weight="normal" officeooo:rsid="0019f43d" officeooo:paragraph-rsid="2494422e" style:font-style-asian="normal" style:font-weight-asian="normal" style:font-style-complex="normal" style:font-weight-complex="normal"/>
    </style:style>
    <style:style style:name="P16" style:family="paragraph" style:parent-style-name="Standard">
      <style:text-properties style:text-position="0% 100%" fo:language="ru" fo:country="RU" fo:font-style="normal" style:text-underline-style="none" fo:font-weight="normal" officeooo:rsid="0019f43d" officeooo:paragraph-rsid="2495c7c3" style:font-style-asian="normal" style:font-weight-asian="normal" style:font-style-complex="normal" style:font-weight-complex="normal"/>
    </style:style>
    <style:style style:name="P17" style:family="paragraph" style:parent-style-name="Standard">
      <style:text-properties style:text-position="0% 100%" fo:language="ru" fo:country="RU" fo:font-style="normal" style:text-underline-style="none" fo:font-weight="normal" officeooo:rsid="0019f43d" officeooo:paragraph-rsid="2498792a" style:font-style-asian="normal" style:font-weight-asian="normal" style:font-style-complex="normal" style:font-weight-complex="normal"/>
    </style:style>
    <style:style style:name="P18" style:family="paragraph" style:parent-style-name="Standard">
      <style:text-properties style:text-position="0% 100%" fo:language="ru" fo:country="RU" fo:font-style="normal" style:text-underline-style="none" fo:font-weight="normal" officeooo:rsid="0019f43d" officeooo:paragraph-rsid="2498c4d0" style:font-style-asian="normal" style:font-weight-asian="normal" style:font-style-complex="normal" style:font-weight-complex="normal"/>
    </style:style>
    <style:style style:name="P19" style:family="paragraph" style:parent-style-name="Standard">
      <style:text-properties style:text-position="0% 100%" fo:language="ru" fo:country="RU" fo:font-style="normal" style:text-underline-style="none" fo:font-weight="normal" officeooo:rsid="0019f43d" officeooo:paragraph-rsid="249edb8c" style:font-style-asian="normal" style:font-weight-asian="normal" style:font-style-complex="normal" style:font-weight-complex="normal"/>
    </style:style>
    <style:style style:name="P20" style:family="paragraph" style:parent-style-name="Standard">
      <style:text-properties style:text-position="0% 100%" fo:language="ru" fo:country="RU" fo:font-style="normal" style:text-underline-style="none" fo:font-weight="normal" officeooo:rsid="0019f43d" officeooo:paragraph-rsid="24a6fb65"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209de6df" officeooo:paragraph-rsid="209e8ac1"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238b2c5e" officeooo:paragraph-rsid="238b2c5e"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238efbb9" officeooo:paragraph-rsid="2393c552"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23983a37" officeooo:paragraph-rsid="23983a37"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239b7443" officeooo:paragraph-rsid="239b7443"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23a526af" officeooo:paragraph-rsid="23ae70c5"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23b008b7" officeooo:paragraph-rsid="23b6c722"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23bb93b1" officeooo:paragraph-rsid="23bdb4f3"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23c189fd" officeooo:paragraph-rsid="23c189fd"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23cf3b7f" officeooo:paragraph-rsid="23cf3b7f"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23d271b0" officeooo:paragraph-rsid="23f5da0d"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24198e70" officeooo:paragraph-rsid="245b74df"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24600157" officeooo:paragraph-rsid="2478b929"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249edb8c" officeooo:paragraph-rsid="24a2401d"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24a82e1b" officeooo:paragraph-rsid="24a82e1b"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24b947d5" officeooo:paragraph-rsid="24b947d5"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23d271b0" officeooo:paragraph-rsid="24ea5400"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238c802e" style:font-style-asian="italic" style:font-style-complex="italic"/>
    </style:style>
    <style:style style:name="T3" style:family="text">
      <style:text-properties fo:font-style="italic" officeooo:rsid="238d82ce" style:font-style-asian="italic" style:font-style-complex="italic"/>
    </style:style>
    <style:style style:name="T4" style:family="text">
      <style:text-properties fo:font-style="italic" officeooo:rsid="239bc978" style:font-style-asian="italic" style:font-style-complex="italic"/>
    </style:style>
    <style:style style:name="T5" style:family="text">
      <style:text-properties fo:font-style="italic" officeooo:rsid="23bcd644" style:font-style-asian="italic" style:font-style-complex="italic"/>
    </style:style>
    <style:style style:name="T6" style:family="text">
      <style:text-properties fo:font-style="italic" officeooo:rsid="23c5e292" style:font-style-asian="italic" style:font-style-complex="italic"/>
    </style:style>
    <style:style style:name="T7" style:family="text">
      <style:text-properties fo:font-style="italic" officeooo:rsid="248a29fa" style:font-style-asian="italic" style:font-style-complex="italic"/>
    </style:style>
    <style:style style:name="T8" style:family="text">
      <style:text-properties fo:font-style="italic" officeooo:rsid="24960043" style:font-style-asian="italic" style:font-style-complex="italic"/>
    </style:style>
    <style:style style:name="T9" style:family="text">
      <style:text-properties fo:font-style="italic" officeooo:rsid="2498c4d0" style:font-style-asian="italic" style:font-style-complex="italic"/>
    </style:style>
    <style:style style:name="T10" style:family="text">
      <style:text-properties fo:font-style="italic" officeooo:rsid="249f319e" style:font-style-asian="italic" style:font-style-complex="italic"/>
    </style:style>
    <style:style style:name="T11" style:family="text">
      <style:text-properties fo:font-variant="normal" fo:text-transform="none" fo:color="#000000" style:font-name="FreeSerif" fo:font-size="12pt" officeooo:rsid="23b1cc4d" fo:background-color="#ffffff" loext:char-shading-value="0" style:font-size-asian="12pt" style:font-size-complex="12pt"/>
    </style:style>
    <style:style style:name="T12" style:family="text">
      <style:text-properties officeooo:rsid="238c802e"/>
    </style:style>
    <style:style style:name="T13" style:family="text">
      <style:text-properties officeooo:rsid="238d82ce"/>
    </style:style>
    <style:style style:name="T14" style:family="text">
      <style:text-properties officeooo:rsid="238fe575"/>
    </style:style>
    <style:style style:name="T15" style:family="text">
      <style:text-properties officeooo:rsid="2399f3c1"/>
    </style:style>
    <style:style style:name="T16" style:family="text">
      <style:text-properties officeooo:rsid="239bc978"/>
    </style:style>
    <style:style style:name="T17" style:family="text">
      <style:text-properties officeooo:rsid="23a6e035"/>
    </style:style>
    <style:style style:name="T18" style:family="text">
      <style:text-properties officeooo:rsid="23b1cc4d"/>
    </style:style>
    <style:style style:name="T19" style:family="text">
      <style:text-properties officeooo:rsid="23ba58e3"/>
    </style:style>
    <style:style style:name="T20" style:family="text">
      <style:text-properties officeooo:rsid="23bcd644"/>
    </style:style>
    <style:style style:name="T21" style:family="text">
      <style:text-properties officeooo:rsid="23be3c9c"/>
    </style:style>
    <style:style style:name="T22" style:family="text">
      <style:text-properties officeooo:rsid="23beee25"/>
    </style:style>
    <style:style style:name="T23" style:family="text">
      <style:text-properties officeooo:rsid="23c0c78d"/>
    </style:style>
    <style:style style:name="T24" style:family="text">
      <style:text-properties officeooo:rsid="23c20547"/>
    </style:style>
    <style:style style:name="T25" style:family="text">
      <style:text-properties officeooo:rsid="23c57871"/>
    </style:style>
    <style:style style:name="T26" style:family="text">
      <style:text-properties officeooo:rsid="23c5c7d4"/>
    </style:style>
    <style:style style:name="T27" style:family="text">
      <style:text-properties officeooo:rsid="23c5e292"/>
    </style:style>
    <style:style style:name="T28" style:family="text">
      <style:text-properties officeooo:rsid="23c9cbb4"/>
    </style:style>
    <style:style style:name="T29" style:family="text">
      <style:text-properties officeooo:rsid="23cbc49e"/>
    </style:style>
    <style:style style:name="T30" style:family="text">
      <style:text-properties officeooo:rsid="23cfb052"/>
    </style:style>
    <style:style style:name="T31" style:family="text">
      <style:text-properties officeooo:rsid="23d3761d"/>
    </style:style>
    <style:style style:name="T32" style:family="text">
      <style:text-properties officeooo:rsid="23f6300c"/>
    </style:style>
    <style:style style:name="T33" style:family="text">
      <style:text-properties style:text-line-through-style="none" style:text-line-through-type="none"/>
    </style:style>
    <style:style style:name="T34" style:family="text">
      <style:text-properties style:text-line-through-style="none" style:text-line-through-type="none" officeooo:rsid="23f6300c"/>
    </style:style>
    <style:style style:name="T35" style:family="text">
      <style:text-properties style:text-line-through-style="none" style:text-line-through-type="none" officeooo:rsid="240dad63"/>
    </style:style>
    <style:style style:name="T36" style:family="text">
      <style:text-properties style:text-line-through-style="none" style:text-line-through-type="none" officeooo:rsid="0019f43d"/>
    </style:style>
    <style:style style:name="T37" style:family="text">
      <style:text-properties style:text-line-through-style="none" style:text-line-through-type="none" officeooo:rsid="240e9b79"/>
    </style:style>
    <style:style style:name="T38" style:family="text">
      <style:text-properties style:text-line-through-style="none" style:text-line-through-type="none" officeooo:rsid="240f10f7"/>
    </style:style>
    <style:style style:name="T39" style:family="text">
      <style:text-properties style:text-line-through-style="none" style:text-line-through-type="none" officeooo:rsid="241b8b74"/>
    </style:style>
    <style:style style:name="T40" style:family="text">
      <style:text-properties style:text-line-through-style="none" style:text-line-through-type="none" officeooo:rsid="245d54a9"/>
    </style:style>
    <style:style style:name="T41" style:family="text">
      <style:text-properties style:text-line-through-style="none" style:text-line-through-type="none" officeooo:rsid="245f224b"/>
    </style:style>
    <style:style style:name="T42" style:family="text">
      <style:text-properties style:text-line-through-style="none" style:text-line-through-type="none" officeooo:rsid="245f297c"/>
    </style:style>
    <style:style style:name="T43" style:family="text">
      <style:text-properties style:text-line-through-style="none" style:text-line-through-type="none" officeooo:rsid="246107e2"/>
    </style:style>
    <style:style style:name="T44" style:family="text">
      <style:text-properties style:text-line-through-style="none" style:text-line-through-type="none" officeooo:rsid="2462e6e0"/>
    </style:style>
    <style:style style:name="T45" style:family="text">
      <style:text-properties style:text-line-through-style="none" style:text-line-through-type="none" officeooo:rsid="2463e972"/>
    </style:style>
    <style:style style:name="T46" style:family="text">
      <style:text-properties style:text-line-through-style="none" style:text-line-through-type="none" officeooo:rsid="2465e6ad"/>
    </style:style>
    <style:style style:name="T47" style:family="text">
      <style:text-properties style:text-line-through-style="none" style:text-line-through-type="none" officeooo:rsid="2467e0b7"/>
    </style:style>
    <style:style style:name="T48" style:family="text">
      <style:text-properties style:text-line-through-style="none" style:text-line-through-type="none" officeooo:rsid="2469318f"/>
    </style:style>
    <style:style style:name="T49" style:family="text">
      <style:text-properties style:text-line-through-style="none" style:text-line-through-type="none" officeooo:rsid="246ad4fd"/>
    </style:style>
    <style:style style:name="T50" style:family="text">
      <style:text-properties style:text-line-through-style="none" style:text-line-through-type="none" officeooo:rsid="246b47aa"/>
    </style:style>
    <style:style style:name="T51" style:family="text">
      <style:text-properties style:text-line-through-style="none" style:text-line-through-type="none" officeooo:rsid="246b5834"/>
    </style:style>
    <style:style style:name="T52" style:family="text">
      <style:text-properties style:text-line-through-style="none" style:text-line-through-type="none" officeooo:rsid="246c7229"/>
    </style:style>
    <style:style style:name="T53" style:family="text">
      <style:text-properties style:text-line-through-style="none" style:text-line-through-type="none" officeooo:rsid="246d7113"/>
    </style:style>
    <style:style style:name="T54" style:family="text">
      <style:text-properties style:text-line-through-style="none" style:text-line-through-type="none" officeooo:rsid="246daa4b"/>
    </style:style>
    <style:style style:name="T55" style:family="text">
      <style:text-properties style:text-line-through-style="none" style:text-line-through-type="none" officeooo:rsid="246e527b"/>
    </style:style>
    <style:style style:name="T56" style:family="text">
      <style:text-properties style:text-line-through-style="none" style:text-line-through-type="none" officeooo:rsid="246fecda"/>
    </style:style>
    <style:style style:name="T57" style:family="text">
      <style:text-properties style:text-line-through-style="none" style:text-line-through-type="none" fo:font-style="italic" officeooo:rsid="246fecda" style:font-style-asian="italic" style:font-style-complex="italic"/>
    </style:style>
    <style:style style:name="T58" style:family="text">
      <style:text-properties style:text-line-through-style="none" style:text-line-through-type="none" fo:font-style="italic" officeooo:rsid="2471c400" style:font-style-asian="italic" style:font-style-complex="italic"/>
    </style:style>
    <style:style style:name="T59" style:family="text">
      <style:text-properties style:text-line-through-style="none" style:text-line-through-type="none" fo:font-style="italic" officeooo:rsid="2476e9cd" style:font-style-asian="italic" style:font-style-complex="italic"/>
    </style:style>
    <style:style style:name="T60" style:family="text">
      <style:text-properties style:text-line-through-style="none" style:text-line-through-type="none" officeooo:rsid="2471c400"/>
    </style:style>
    <style:style style:name="T61" style:family="text">
      <style:text-properties style:text-line-through-style="none" style:text-line-through-type="none" officeooo:rsid="2473257c"/>
    </style:style>
    <style:style style:name="T62" style:family="text">
      <style:text-properties style:text-line-through-style="none" style:text-line-through-type="none" officeooo:rsid="247372a3"/>
    </style:style>
    <style:style style:name="T63" style:family="text">
      <style:text-properties style:text-line-through-style="none" style:text-line-through-type="none" officeooo:rsid="2474bdae"/>
    </style:style>
    <style:style style:name="T64" style:family="text">
      <style:text-properties style:text-line-through-style="none" style:text-line-through-type="none" officeooo:rsid="24769703"/>
    </style:style>
    <style:style style:name="T65" style:family="text">
      <style:text-properties style:text-line-through-style="none" style:text-line-through-type="none" officeooo:rsid="2476e9cd"/>
    </style:style>
    <style:style style:name="T66" style:family="text">
      <style:text-properties style:text-line-through-style="none" style:text-line-through-type="none" officeooo:rsid="2478b929"/>
    </style:style>
    <style:style style:name="T67" style:family="text">
      <style:text-properties style:text-line-through-style="none" style:text-line-through-type="none" officeooo:rsid="247985ba"/>
    </style:style>
    <style:style style:name="T68" style:family="text">
      <style:text-properties style:text-line-through-style="none" style:text-line-through-type="none" officeooo:rsid="247b54b7"/>
    </style:style>
    <style:style style:name="T69" style:family="text">
      <style:text-properties style:text-line-through-style="none" style:text-line-through-type="none" officeooo:rsid="247cbc9d"/>
    </style:style>
    <style:style style:name="T70" style:family="text">
      <style:text-properties style:text-line-through-style="none" style:text-line-through-type="none" officeooo:rsid="247e32ac"/>
    </style:style>
    <style:style style:name="T71" style:family="text">
      <style:text-properties style:text-line-through-style="none" style:text-line-through-type="none" officeooo:rsid="247fd58b"/>
    </style:style>
    <style:style style:name="T72" style:family="text">
      <style:text-properties style:text-line-through-style="none" style:text-line-through-type="none" officeooo:rsid="2481cd75"/>
    </style:style>
    <style:style style:name="T73" style:family="text">
      <style:text-properties style:text-line-through-style="none" style:text-line-through-type="none" officeooo:rsid="24836443"/>
    </style:style>
    <style:style style:name="T74" style:family="text">
      <style:text-properties style:text-line-through-style="none" style:text-line-through-type="none" officeooo:rsid="24843cdd"/>
    </style:style>
    <style:style style:name="T75" style:family="text">
      <style:text-properties style:text-line-through-style="none" style:text-line-through-type="none" officeooo:rsid="2485ab02"/>
    </style:style>
    <style:style style:name="T76" style:family="text">
      <style:text-properties style:text-line-through-style="none" style:text-line-through-type="none" officeooo:rsid="2485f8f0"/>
    </style:style>
    <style:style style:name="T77" style:family="text">
      <style:text-properties officeooo:rsid="241b8b74"/>
    </style:style>
    <style:style style:name="T78" style:family="text">
      <style:text-properties officeooo:rsid="241ee603"/>
    </style:style>
    <style:style style:name="T79" style:family="text">
      <style:text-properties officeooo:rsid="24869abe"/>
    </style:style>
    <style:style style:name="T80" style:family="text">
      <style:text-properties officeooo:rsid="248a29fa"/>
    </style:style>
    <style:style style:name="T81" style:family="text">
      <style:text-properties officeooo:rsid="248c22ee"/>
    </style:style>
    <style:style style:name="T82" style:family="text">
      <style:text-properties officeooo:rsid="248dc3ff"/>
    </style:style>
    <style:style style:name="T83" style:family="text">
      <style:text-properties officeooo:rsid="24903348"/>
    </style:style>
    <style:style style:name="T84" style:family="text">
      <style:text-properties officeooo:rsid="2494422e"/>
    </style:style>
    <style:style style:name="T85" style:family="text">
      <style:text-properties officeooo:rsid="24960043"/>
    </style:style>
    <style:style style:name="T86" style:family="text">
      <style:text-properties officeooo:rsid="2498c4d0"/>
    </style:style>
    <style:style style:name="T87" style:family="text">
      <style:text-properties officeooo:rsid="249edb8c"/>
    </style:style>
    <style:style style:name="T88" style:family="text">
      <style:text-properties officeooo:rsid="249f319e"/>
    </style:style>
    <style:style style:name="T89" style:family="text">
      <style:text-properties officeooo:rsid="24a6fb65"/>
    </style:style>
    <style:style style:name="T90" style:family="text">
      <style:text-properties officeooo:rsid="24a9e0f1"/>
    </style:style>
    <style:style style:name="T91" style:family="text">
      <style:text-properties officeooo:rsid="24bb3d1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32">Съёмочные площадки для предстоящего фильма помогают отчасти. <text:span text:style-name="T77">Строения астоящие, а не фальшивый фасад для вида. В боличе запас настоящего спиртного, в пульперии настоящая еда. Овцы, скот, лошади, всё настоящее. Хижины не протекают и в них можно ночевать. Когда фон Гёль уедет—если вообще появится—ничего не развалят. Если кто-то из массовки захочет остаться, добро пожаловать. Многие из них просто хотят передохнуть перед новыми ПеЭловскими поездами, новыми фантазиями как всё было дома перед разрухой, а некоторые мечтают куда-то приехать. Они уйдут. Но придут ли другие? И что подумает военное правительство о подобной коммуне посреди их гарнизонного государства? Это не самая странная деревня в Зоне. Сквалидози явился из своих странствий с рассказами о Палестинских группах приблудившихся аж из Италии, которые осели восточнее и образовали Хасидские комунны по образцу стопятидесятилетней давности. Есть бывшие заводские посёлки, что нынче <text:s/>стали подданными быстротечно <text:s/>взвинченного правления Меркурия, посвятили себя единому промыслу, доставляют почту, на восток и обратно, в Советскую часть и оттуда, 100 марок за письмо. Один послок в Мекленбурге захватили армейские псы, Доберманы и Шеперды, в каждом выработан рефлекс убить любого из людей как только увидят кроме того, кто их тренировал. Но тренеры все мертвецы теперь, или пропали без вести. Псы выходили стаями, резали коров в полях и волочили туши за много миль, обратно к остальным. Они врывались на склады продовольствия в стиле Рин Тин Тина и грабили К-рационы, замороженныце гамбургеры, коробки с конфетами. Трупы жителей прилегающих деревень, а также рьяных социологов, устилают все подходы к Хунд-Штадту. Никто не может к ним подойти. Один карательный отряд явился с автоматами и гранатомётами, но псы рассыпались в ночи, тощие как волки, и никто не решился разрушить дома и магазины. Никто не захотел оккупировать посёлок тоже. Так что они ушли. А собаки вернулись. Есть ли в их среде линии власти, любви, верностей, завистей, никому не известно. Однажды Большая Пятёрка может направить войска. Но псы могут не знать об этом, могут не иметь Германского трепета перед окружением—могут целиком обходиться только одним, привитым людьми, рефлексом: Убей Чужого. Возможно нет способа отличать его от прочих данных величин в их жизни—от голода или жажды, или секса. По всей видимости, убей-чужого стал уже врождённым. Если кто-то запомнил удары, электрошок, свёрнутые в дубинку газеты, которые никто не читал, сапоги и колья,их боль сплелась теперь с Чужим, ненавистным. Если имеются ересиархи среди псов, они стараются вслух не строить предположений о каком-либо сверх-собачьем источнике этих неожиданных извержений похоти к убийству, что охватывает их, даже задумчивых еретиков, едва услышат запах Чужого. Но наедине, они указывают на сохранённый в памяти образ одного человека, который приходил лишь через определённые промежутки, в присутствии которого они были спокойны и любящи—от которого исходила пища, доброе почёсывание и поглаживание, игры в </text:span><text:span text:style-name="T39">принеси-</text:span><text:span text:style-name="T40">палку. </text:span><text:span text:style-name="T41">Где он теперь? </text:span><text:span text:style-name="T42">Почему он особенный для кого-то, но не для остальных?</text:span></text:p>
      <text:p text:style-name="P33"><text:span text:style-name="T42">И</text:span><text:span text:style-name="T33">меется вероятность, среди псов, покуда что латентная так как никто </text:span><text:span text:style-name="T43">не проверял всерьёз, </text:span><text:span text:style-name="T44">кристаллизации по сектам, каждая вокруг образа своего тренера. </text:span><text:span text:style-name="T45">Изучение осуществимости, фактически, идёт уже сейчас на уровне штабов </text:span><text:span text:style-name="T46">Большой Пятёрки, </text:span><text:span text:style-name="T47">с тем чтобы разыскать изначальных тренеров, </text:span><text:span text:style-name="T48">и запустить кристаллизацию. </text:span><text:span text:style-name="T49">Какая-то секта может попытаться защитить </text:span><text:span text:style-name="T50">их тренера от нападения остальных. При</text:span><text:span text:style-name="T51"> правильных установках и приемле</text:span><text:span text:style-name="T52">м</text:span><text:span text:style-name="T51">ой цифре потерь тренеров, </text:span><text:span text:style-name="T52">возможно дешевле будет позволить псам самим прикончить друг друга вместо того, чтоб посылать войска. Изучение было поручено, кто бы сомневался, м-ру Пойнтсмену, которому теперь отвед</text:span><text:span text:style-name="T54">ё</text:span><text:span text:style-name="T52">н небольшой кабинет </text:span><text:span text:style-name="T53">в <text:s/>Доме Двенадцать, остальная площадь отошла агентству по изучении опций национализации угля и стали—</text:span><text:span text:style-name="T54">доставшийся ему скорее всего из симпатии, чем по какой-то иной причине. </text:span><text:span text:style-name="T55">После кастрации майора Марви, Пойнтсмен пребывает в официальной опале. </text:span><text:span text:style-name="T56">Клайв Мосмун и сэр Маркус Скамони сидят в их клубе, среди списанных старых номеров </text:span><text:span text:style-name="T57">Бритиш Пластикс, </text:span><text:span text:style-name="T60">пьют излюбленный рыцарем </text:span><text:span text:style-name="T58">Quimporto</text:span><text:span text:style-name="T60">—причудливую </text:span><text:soft-page-break/><text:span text:style-name="T60">довоенную микстуру из хинина, говяжьего чая и портвейна—</text:span><text:span text:style-name="T61">с капелькой кока-колы и чищеного лука. </text:span><text:span text:style-name="T62">Для видимости встреча назначена для доработки планов </text:span><text:span text:style-name="T63">по Послевоенному Поливинил Хлоридному Плащу, </text:span><text:span text:style-name="T64">источнику большой корпоративной потехи нынче («Представьте выражение лица несчастного ублюдка, </text:span><text:span text:style-name="T65">когда весь </text:span><text:span text:style-name="T59">рукав</text:span><text:span text:style-name="T65"> целиком сваливается с плеча</text:span><text:span text:style-name="T36">—»</text:span><text:span text:style-name="T60"> «</text:span><text:span text:style-name="T66">И-или как насчсёт вмешать что-то, чтоб растворялся под дождём?»). </text:span><text:span text:style-name="T67">Но Мосмун </text:span><text:span text:style-name="T68">и вправду хочет поговорить о Пойнтсмене: «</text:span><text:span text:style-name="T69">Как нам быть с Пойтсменом?»</text:span></text:p>
      <text:p text:style-name="P11"><text:span text:style-name="T69">– </text:span><text:span text:style-name="T70">Мне попались такие прелестные сапожки на Портобелло-Роуд,</text:span><text:span text:style-name="T33">– <text:s/></text:span><text:span text:style-name="T71">возвещает сэр Маркус, </text:span><text:span text:style-name="T72">которого всегда трудно </text:span><text:span text:style-name="T73">подвести к обсуждению</text:span><text:span text:style-name="T72"> дел</text:span><text:span text:style-name="T73">а.</text:span><text:span text:style-name="T33">– </text:span><text:span text:style-name="T74">На тебе будут смотреться изумительно. </text:span><text:span text:style-name="T75">Кроваво-красный Кордован </text:span><text:span text:style-name="T76">до середины твоих ляжек. Твоих голых ляжек.</text:span></text:p>
      <text:p text:style-name="P12">– <text:span text:style-name="T79">Мы попробуем,</text:span>– <text:span text:style-name="T79">отвечает Клайв, по возможности бесстрастно (хотя это мысль, старая Скорпия чертовски раздражительна в последнее время). Мне возможно понадобится случай расслабиться после обсуждения Пойнтсмена с Высшими Эшелонами.</text:span></text:p>
      <text:p text:style-name="P12">– <text:span text:style-name="T80">О, </text:span><text:span text:style-name="T7">собачник</text:span><text:span text:style-name="T80">. Слушай, ты когда-нибудь подумывал о Сенбернаре? Здоровенные мохнатые милашки.</text:span></text:p>
      <text:p text:style-name="P13">–<text:span text:style-name="T80"> При случае,</text:span>– <text:span text:style-name="T81">Клайв не отстаёт,</text:span>– <text:span text:style-name="T81">но я больше думаю о Пойнтсмене.</text:span></text:p>
      <text:p text:style-name="P14">– <text:span text:style-name="T82">Он не твой сорт, дорогуша. Совсем нет. И он справляется, бедняга.</text:span></text:p>
      <text:p text:style-name="P15">– <text:span text:style-name="T83">Сэр Маркус,</text:span>– <text:span text:style-name="T83">последняя надежда, обычно гибкий рыцарь настаивает, чтобы его именовали Анжеликой, и похоже уже не осталось иного способа привлечь его внимание,</text:span>–<text:span text:style-name="T83"> если этот спектакль накроется, мы станем свидетелями национального кризиса. Эти Рыжие Групперы суют нос в мой почтовый ящик день и ночь...</text:span></text:p>
      <text:p text:style-name="P16">– <text:span text:style-name="T84">Мм. Я бы тоже хотел сунуть в твой ящик, Клайвичек</text:span>—</text:p>
      <text:p text:style-name="P17">–… <text:span text:style-name="T85">и Комитет 1922 лезет в окна. Брендан и Бивербрук </text:span><text:span text:style-name="T8">продолжают</text:span><text:span text:style-name="T85">, знаешь ли, как ни в чём ни бывало, будто эти выборы не состоялись даже</text:span>—</text:p>
      <text:p text:style-name="P18">– <text:span text:style-name="T86">Милый друг,</text:span>– <text:span text:style-name="T86">с ангельской улыбкой,</text:span>– <text:span text:style-name="T86">не </text:span><text:span text:style-name="T9">будет</text:span><text:span text:style-name="T86"> никакого кризиса. Лейбористы хотят задержать Американца не меньше нашего. Мы послали его погубить чёрный, и теперь ясно, что он эту работу не выполнит. Какой от него вред, если бродит по Германии? Насколько нам известно, он отплыл на корабле в Южную Америку вместе со всеми теми миленькими усиками. Пусть так и </text:span><text:span text:style-name="T9">будет</text:span><text:span text:style-name="T86"> какое-то время. У нас есть Армия, когда наступает время. Слотроп был неплохой попыткой умеренного решения, но в завершение это всегда Армия, не так ли?</text:span></text:p>
      <text:p text:style-name="P19">– <text:span text:style-name="T87">Откуда у тебя такая уверенность будто Американцы посмотрят на это сквозь пальцы?</text:span></text:p>
      <text:p text:style-name="P34">Долгое противное хихиканье: «Клайв, ты такой малыш. <text:span text:style-name="T88">Ты не знаешь Американцев. А я знаю. Мне приходится иметь с ними дело. Они захотят убедиться как мы разобрались с </text:span><text:span text:style-name="T10">нашими</text:span><text:span text:style-name="T88"> чёрными скотинками—о, Боже, </text:span><text:span text:style-name="T10">ex Africa semper aliquid novi</text:span><text:span text:style-name="T88">, они такие большие, такие </text:span><text:span text:style-name="T10">сильные</text:span><text:span text:style-name="T88">—прежде чем попробуют на своих, э-э, целевых группах. Они могут </text:span><text:span text:style-name="T10">наговорить</text:span><text:span text:style-name="T88"> массу грубостей, если мы подведём, но до санкций не дойдёт.</text:span></text:p>
      <text:p text:style-name="P20">– <text:span text:style-name="T89">А мы подведём?</text:span></text:p>
      <text:p text:style-name="P20">– <text:span text:style-name="T89">Мы все подводим,</text:span>– <text:span text:style-name="T89">сэр Маркус охорашивает свои кудряшки,</text:span>– <text:span text:style-name="T89">но Дело никогда.</text:span></text:p>
      <text:p text:style-name="P35">Да. Клайв Мосмун чувствует себя на подъёме, <text:span text:style-name="T90">словно из трясины тривиальных срывов, политических опасений, денежных проблем: очутился на здравом побережьи Дела, где под ногами только твердь, где «я» всего лишь мелкий потакающий зверёк, что когда-то плакал посреди своей топкой темноты. Но здесь скулить не приходится, здесь в Деле. Здесь нет мелкого «я». Вопросы здесь слишком значительны для вмешательства мелкого «я». Даже в комнате наказаний в поместье сэра Маркуса «Берёзки», эротическое стимулирование остаётся игрой вокруг обладающего истиной властью, вокруг того, кто имел её всегда, пусть даже в цепях и корсете, вне этих скованных стен. Унижения хорошенькой «Анжелики» сверены со степенью <text:s/>фантазии. Ни радости, ни истинной отдачи. У каждого из нас своё место, а жильцы приходятт и уходят, но место остаётся….</text:span></text:p>
      <text:p text:style-name="P36">Не всегда было так. В траншеях Первой Мировой Войны, <text:span text:style-name="T91">Англичане начали любить друг друга пристойно, без стыдливости или притворства, под очень близкой вероятностью их нежданных </text:span><text:soft-page-break/><text:span text:style-name="T91">смертей, и чтобы найти в лицах других молодых людей доказательство посещений из другого мира, неккую слабую надежду, что могла помочь искупить даже грязь, говно, гниющие куски человечьего мяса…. Это было концом света, тотальной революцией (не вполне в смысле заявленном Вальтером Ратенау): каждый день тысячи аристократов, новых и старых, всё ещё в нимбах своих идей о правильном и неправильном, отправлялись на гремящую гильотину Фландрии, управляемую день за днём, без остановки, невидимыми руками, конечно же не людей—Английский класс истреблялся, ушедшие добровольцами умирали за тех, кто должен был знать, но не знали, и несмотря на всё это, несмотря на знание, у некоторых, что преданы, пока Европа мерзко умирала в собственных отходах, мужчины любили. Но крик о жизни той любви давно уж сменился шипением вот этой не более чем праздной и разнузданной педерастии. Гомосексуализм <text:s/>на высших постах всего лишь плотская «мысля» что приходит «опосля» теперь, а истинная и единственная ебля идёт на бумаге….</text:span></text:p>
      <text:p text:style-name="P36"><draw:frame draw:style-name="fr1" draw:name="Image8" text:anchor-type="paragraph" svg:width="6.9252in" svg:height="0.3661in" draw:z-index="0"><draw:image xlink:href="Pictures/1000000000000B720000009B428C9716555D8079.png" xlink:type="simple" xlink:show="embed" xlink:actuate="onLoad" loext:mime-type="image/png"/></draw:frame></text:p>
      <text:p text:style-name="P4"/>
      <text:p text:style-name="P4"/>
      <text:p text:style-name="P21"/>
      <text:p text:style-name="P1">– </text:p>
      <text:p text:style-name="P3">—</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7-29T19:24:23.859503574</dc:date>
    <meta:editing-duration>P17DT18H24M20S</meta:editing-duration>
    <meta:editing-cycles>9272</meta:editing-cycles>
    <meta:generator>LibreOffice/6.1.5.2$Linux_X86_64 LibreOffice_project/10$Build-2</meta:generator>
    <meta:document-statistic meta:table-count="0" meta:image-count="1" meta:object-count="0" meta:page-count="3" meta:paragraph-count="20" meta:word-count="1296" meta:character-count="8896" meta:non-whitespace-character-count="7612"/>
  </office:meta>
</office:document-meta>
</file>